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>
        <style:tab-stops>
          <style:tab-stop style:position="1.794cm"/>
        </style:tab-stops>
      </style:paragraph-properties>
      <style:text-properties officeooo:paragraph-rsid="001fc3d6"/>
    </style:style>
    <style:style style:name="P2" style:family="paragraph" style:parent-style-name="Table_20_Contents">
      <style:paragraph-properties fo:text-align="start" style:justify-single-word="false">
        <style:tab-stops/>
      </style:paragraph-properties>
      <style:text-properties fo:font-size="10pt" officeooo:rsid="0012c30f" officeooo:paragraph-rsid="001fc3d6" style:font-size-asian="10pt" style:font-size-complex="10pt"/>
    </style:style>
    <style:style style:name="P3" style:family="paragraph" style:parent-style-name="Standard">
      <style:text-properties fo:font-size="6pt" officeooo:paragraph-rsid="001fc3d6" style:font-size-asian="5.25pt" style:font-size-complex="6pt"/>
    </style:style>
    <style:style style:name="P4" style:family="paragraph" style:parent-style-name="Standard">
      <style:text-properties officeooo:paragraph-rsid="001cc209"/>
    </style:style>
    <style:style style:name="P5" style:family="paragraph" style:parent-style-name="Standard">
      <style:text-properties officeooo:rsid="001cc209" officeooo:paragraph-rsid="002f4bde"/>
    </style:style>
    <style:style style:name="P6" style:family="paragraph" style:parent-style-name="Standard">
      <style:text-properties officeooo:paragraph-rsid="002f4bde"/>
    </style:style>
    <style:style style:name="P7" style:family="paragraph" style:parent-style-name="Standard">
      <style:text-properties officeooo:paragraph-rsid="002fb617"/>
    </style:style>
    <style:style style:name="P8" style:family="paragraph" style:parent-style-name="Standard">
      <style:text-properties fo:font-weight="normal" officeooo:rsid="0039388d" officeooo:paragraph-rsid="0039388d" style:font-weight-asian="normal" style:font-weight-complex="normal"/>
    </style:style>
    <style:style style:name="P9" style:family="paragraph" style:parent-style-name="Standard">
      <style:text-properties officeooo:paragraph-rsid="00352a74"/>
    </style:style>
    <style:style style:name="P10" style:family="paragraph" style:parent-style-name="Standard">
      <style:text-properties officeooo:paragraph-rsid="003c55bd"/>
    </style:style>
    <style:style style:name="P11" style:family="paragraph" style:parent-style-name="Standard">
      <style:paragraph-properties fo:margin-left="0.741cm" fo:margin-right="0cm" fo:text-indent="0cm" style:auto-text-indent="false"/>
      <style:text-properties officeooo:rsid="000f6c73" officeooo:paragraph-rsid="000f6c73"/>
    </style:style>
    <style:style style:name="P12" style:family="paragraph" style:parent-style-name="Standard">
      <style:paragraph-properties fo:margin-left="0.741cm" fo:margin-right="0cm" fo:text-indent="0cm" style:auto-text-indent="false"/>
      <style:text-properties officeooo:rsid="000f6c73" officeooo:paragraph-rsid="0024163f"/>
    </style:style>
    <style:style style:name="P13" style:family="paragraph" style:parent-style-name="Standard">
      <style:paragraph-properties fo:margin-left="0.741cm" fo:margin-right="0cm" fo:text-indent="0cm" style:auto-text-indent="false"/>
      <style:text-properties officeooo:rsid="000f6c73" officeooo:paragraph-rsid="00283807"/>
    </style:style>
    <style:style style:name="P14" style:family="paragraph" style:parent-style-name="Standard">
      <style:paragraph-properties fo:margin-left="0.741cm" fo:margin-right="0cm" fo:text-indent="0cm" style:auto-text-indent="false"/>
      <style:text-properties officeooo:rsid="000f6c73" officeooo:paragraph-rsid="002f4bde"/>
    </style:style>
    <style:style style:name="P15" style:family="paragraph" style:parent-style-name="Standard">
      <style:paragraph-properties fo:margin-left="0.741cm" fo:margin-right="0cm" fo:text-indent="0cm" style:auto-text-indent="false"/>
      <style:text-properties officeooo:rsid="000f6c73" officeooo:paragraph-rsid="003258ab"/>
    </style:style>
    <style:style style:name="P16" style:family="paragraph" style:parent-style-name="Standard">
      <style:paragraph-properties fo:margin-left="0.741cm" fo:margin-right="0cm" fo:text-indent="0cm" style:auto-text-indent="false"/>
      <style:text-properties officeooo:paragraph-rsid="000f6c73"/>
    </style:style>
    <style:style style:name="P17" style:family="paragraph" style:parent-style-name="Standard">
      <style:paragraph-properties fo:margin-left="0.741cm" fo:margin-right="0cm" fo:text-indent="0cm" style:auto-text-indent="false"/>
      <style:text-properties officeooo:paragraph-rsid="0024163f"/>
    </style:style>
    <style:style style:name="P18" style:family="paragraph" style:parent-style-name="Standard">
      <style:paragraph-properties fo:margin-left="0.741cm" fo:margin-right="0cm" fo:text-indent="0cm" style:auto-text-indent="false"/>
      <style:text-properties officeooo:paragraph-rsid="002f4bde"/>
    </style:style>
    <style:style style:name="P19" style:family="paragraph" style:parent-style-name="Standard">
      <style:paragraph-properties fo:margin-left="0.741cm" fo:margin-right="0cm" fo:text-indent="0cm" style:auto-text-indent="false"/>
      <style:text-properties officeooo:paragraph-rsid="002fb617"/>
    </style:style>
    <style:style style:name="P20" style:family="paragraph" style:parent-style-name="Standard">
      <style:paragraph-properties fo:margin-left="0.741cm" fo:margin-right="0cm" fo:text-indent="0cm" style:auto-text-indent="false"/>
      <style:text-properties officeooo:paragraph-rsid="0039388d"/>
    </style:style>
    <style:style style:name="P21" style:family="paragraph" style:parent-style-name="Standard">
      <style:paragraph-properties fo:margin-left="0.741cm" fo:margin-right="0cm" fo:text-indent="0cm" style:auto-text-indent="false"/>
      <style:text-properties officeooo:rsid="0039388d" officeooo:paragraph-rsid="0039388d"/>
    </style:style>
    <style:style style:name="P22" style:family="paragraph" style:parent-style-name="Standard">
      <style:paragraph-properties fo:margin-left="0.741cm" fo:margin-right="0cm" fo:text-indent="0cm" style:auto-text-indent="false"/>
      <style:text-properties officeooo:paragraph-rsid="003c55bd"/>
    </style:style>
    <style:style style:name="P23" style:family="paragraph" style:parent-style-name="Text_20_body">
      <style:text-properties officeooo:paragraph-rsid="001afdcc"/>
    </style:style>
    <style:style style:name="P24" style:family="paragraph" style:parent-style-name="Title">
      <style:text-properties officeooo:rsid="00169ac8" officeooo:paragraph-rsid="0012c30f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rsid="000f6c73" officeooo:paragraph-rsid="000f6c73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rsid="000f6c73" officeooo:paragraph-rsid="002d62b8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rsid="000f6c73" officeooo:paragraph-rsid="002f4bde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weight="normal" officeooo:rsid="0039388d" officeooo:paragraph-rsid="003c55bd" style:font-weight-asian="normal" style:font-weight-complex="normal"/>
    </style:style>
    <style:style style:name="P29" style:family="paragraph" style:parent-style-name="Standard" style:list-style-name="L1">
      <style:text-properties officeooo:paragraph-rsid="00352a74"/>
    </style:style>
    <style:style style:name="P30" style:family="paragraph" style:parent-style-name="Standard" style:list-style-name="L1">
      <style:text-properties officeooo:rsid="003436cc" officeooo:paragraph-rsid="00344873"/>
    </style:style>
    <style:style style:name="P31" style:family="paragraph" style:parent-style-name="Standard" style:list-style-name="L1">
      <style:text-properties officeooo:rsid="003436cc" officeooo:paragraph-rsid="00352a74"/>
    </style:style>
    <style:style style:name="P32" style:family="paragraph" style:parent-style-name="Standard" style:list-style-name="L1">
      <style:text-properties officeooo:rsid="003436cc" officeooo:paragraph-rsid="0037b142"/>
    </style:style>
    <style:style style:name="P33" style:family="paragraph" style:parent-style-name="Standard" style:list-style-name="L1">
      <style:text-properties officeooo:rsid="00344873" officeooo:paragraph-rsid="0037b142"/>
    </style:style>
    <style:style style:name="P34" style:family="paragraph" style:parent-style-name="Standard" style:list-style-name="L1">
      <style:text-properties officeooo:rsid="00352a74" officeooo:paragraph-rsid="00352a74"/>
    </style:style>
    <style:style style:name="P35" style:family="paragraph" style:parent-style-name="Standard" style:list-style-name="L1">
      <style:text-properties officeooo:rsid="00352a74" officeooo:paragraph-rsid="0039388d"/>
    </style:style>
    <style:style style:name="P36" style:family="paragraph" style:parent-style-name="Standard" style:list-style-name="L1">
      <style:text-properties fo:font-weight="normal" officeooo:rsid="00344873" officeooo:paragraph-rsid="00344873" style:font-weight-asian="normal" style:font-weight-complex="normal"/>
    </style:style>
    <style:style style:name="P37" style:family="paragraph" style:parent-style-name="Standard" style:list-style-name="L1">
      <style:text-properties fo:font-weight="normal" officeooo:rsid="00344873" officeooo:paragraph-rsid="0037b142" style:font-weight-asian="normal" style:font-weight-complex="normal"/>
    </style:style>
    <style:style style:name="P38" style:family="paragraph" style:parent-style-name="Standard" style:list-style-name="L1">
      <style:text-properties fo:font-weight="normal" officeooo:rsid="003436cc" officeooo:paragraph-rsid="00352a74" style:font-weight-asian="normal" style:font-weight-complex="normal"/>
    </style:style>
    <style:style style:name="P39" style:family="paragraph" style:parent-style-name="Standard" style:list-style-name="L1">
      <style:text-properties fo:font-weight="normal" officeooo:rsid="0039388d" officeooo:paragraph-rsid="0039388d" style:font-weight-asian="normal" style:font-weight-complex="normal"/>
    </style:style>
    <style:style style:name="P40" style:family="paragraph" style:parent-style-name="Standard" style:list-style-name="L1">
      <style:text-properties fo:font-weight="normal" officeooo:rsid="0039388d" officeooo:paragraph-rsid="003c55bd" style:font-weight-asian="normal" style:font-weight-complex="normal"/>
    </style:style>
    <style:style style:name="P41" style:family="paragraph" style:parent-style-name="Standard" style:list-style-name="L1">
      <style:text-properties fo:font-weight="normal" officeooo:rsid="003a9510" officeooo:paragraph-rsid="003a9510" style:font-weight-asian="normal" style:font-weight-complex="normal"/>
    </style:style>
    <style:style style:name="P42" style:family="paragraph" style:parent-style-name="Standard" style:list-style-name="L4">
      <style:text-properties fo:font-weight="normal" officeooo:rsid="00169ac8" officeooo:paragraph-rsid="001e4926" style:font-weight-asian="normal" style:font-weight-complex="normal"/>
    </style:style>
    <style:style style:name="P43" style:family="paragraph" style:parent-style-name="Standard" style:list-style-name="L6">
      <style:text-properties fo:font-weight="normal" officeooo:rsid="00169ac8" officeooo:paragraph-rsid="002f4bde" style:font-weight-asian="normal" style:font-weight-complex="normal"/>
    </style:style>
    <style:style style:name="P44" style:family="paragraph" style:parent-style-name="Standard" style:list-style-name="L10">
      <style:text-properties fo:font-weight="normal" officeooo:rsid="00169ac8" officeooo:paragraph-rsid="002f4bde" style:font-weight-asian="normal" style:font-weight-complex="normal"/>
    </style:style>
    <style:style style:name="P45" style:family="paragraph" style:parent-style-name="Standard" style:list-style-name="L14">
      <style:text-properties fo:font-weight="normal" officeooo:rsid="00169ac8" officeooo:paragraph-rsid="002f4bde" style:font-weight-asian="normal" style:font-weight-complex="normal"/>
    </style:style>
    <style:style style:name="P46" style:family="paragraph" style:parent-style-name="Standard" style:list-style-name="L17">
      <style:text-properties fo:font-weight="normal" officeooo:rsid="00169ac8" officeooo:paragraph-rsid="002f4bde" style:font-weight-asian="normal" style:font-weight-complex="normal"/>
    </style:style>
    <style:style style:name="P47" style:family="paragraph" style:parent-style-name="Standard" style:list-style-name="L18">
      <style:text-properties fo:font-weight="normal" officeooo:rsid="00169ac8" officeooo:paragraph-rsid="002f4bde" style:font-weight-asian="normal" style:font-weight-complex="normal"/>
    </style:style>
    <style:style style:name="P48" style:family="paragraph" style:parent-style-name="Standard" style:list-style-name="L19">
      <style:text-properties fo:font-weight="normal" officeooo:rsid="00169ac8" officeooo:paragraph-rsid="002f4bde" style:font-weight-asian="normal" style:font-weight-complex="normal"/>
    </style:style>
    <style:style style:name="P49" style:family="paragraph" style:parent-style-name="Standard" style:list-style-name="L7">
      <style:text-properties fo:font-weight="normal" officeooo:rsid="00178faf" officeooo:paragraph-rsid="002f4bde" style:font-weight-asian="normal" style:font-weight-complex="normal"/>
    </style:style>
    <style:style style:name="P50" style:family="paragraph" style:parent-style-name="Standard" style:list-style-name="L11">
      <style:text-properties fo:font-weight="normal" officeooo:rsid="00178faf" officeooo:paragraph-rsid="002f4bde" style:font-weight-asian="normal" style:font-weight-complex="normal"/>
    </style:style>
    <style:style style:name="P51" style:family="paragraph" style:parent-style-name="Standard" style:list-style-name="L4">
      <style:text-properties officeooo:paragraph-rsid="001e4926"/>
    </style:style>
    <style:style style:name="P52" style:family="paragraph" style:parent-style-name="Standard" style:list-style-name="L5"/>
    <style:style style:name="P53" style:family="paragraph" style:parent-style-name="Standard" style:list-style-name="L6">
      <style:text-properties officeooo:rsid="001c41b6" officeooo:paragraph-rsid="002f4bde"/>
    </style:style>
    <style:style style:name="P54" style:family="paragraph" style:parent-style-name="Standard" style:list-style-name="L10">
      <style:text-properties officeooo:rsid="001c41b6" officeooo:paragraph-rsid="002f4bde"/>
    </style:style>
    <style:style style:name="P55" style:family="paragraph" style:parent-style-name="Standard" style:list-style-name="L14">
      <style:text-properties officeooo:rsid="001c41b6" officeooo:paragraph-rsid="002f4bde"/>
    </style:style>
    <style:style style:name="P56" style:family="paragraph" style:parent-style-name="Standard" style:list-style-name="L8">
      <style:text-properties officeooo:paragraph-rsid="002f4bde"/>
    </style:style>
    <style:style style:name="P57" style:family="paragraph" style:parent-style-name="Standard" style:list-style-name="L8">
      <style:text-properties officeooo:rsid="001c8c9d" officeooo:paragraph-rsid="002f4bde"/>
    </style:style>
    <style:style style:name="P58" style:family="paragraph" style:parent-style-name="Standard" style:list-style-name="L12">
      <style:text-properties officeooo:rsid="001c8c9d" officeooo:paragraph-rsid="002f4bde"/>
    </style:style>
    <style:style style:name="P59" style:family="paragraph" style:parent-style-name="Standard" style:list-style-name="L9">
      <style:text-properties officeooo:paragraph-rsid="002f4bde"/>
    </style:style>
    <style:style style:name="P60" style:family="paragraph" style:parent-style-name="Standard" style:list-style-name="L10">
      <style:text-properties officeooo:paragraph-rsid="002f4bde"/>
    </style:style>
    <style:style style:name="P61" style:family="paragraph" style:parent-style-name="Standard" style:list-style-name="L12">
      <style:text-properties officeooo:paragraph-rsid="002f4bde"/>
    </style:style>
    <style:style style:name="P62" style:family="paragraph" style:parent-style-name="Standard" style:list-style-name="L13">
      <style:text-properties officeooo:paragraph-rsid="002f4bde"/>
    </style:style>
    <style:style style:name="P63" style:family="paragraph" style:parent-style-name="Standard" style:list-style-name="L14">
      <style:text-properties officeooo:paragraph-rsid="002f4bde"/>
    </style:style>
    <style:style style:name="P64" style:family="paragraph" style:parent-style-name="Standard" style:list-style-name="L15">
      <style:text-properties officeooo:paragraph-rsid="002f4bde"/>
    </style:style>
    <style:style style:name="P65" style:family="paragraph" style:parent-style-name="Standard" style:list-style-name="L16">
      <style:text-properties officeooo:paragraph-rsid="002f4bde"/>
    </style:style>
    <style:style style:name="P66" style:family="paragraph" style:parent-style-name="Standard" style:list-style-name="L16">
      <style:text-properties officeooo:rsid="001cc209" officeooo:paragraph-rsid="002f4bde"/>
    </style:style>
    <style:style style:name="P67" style:family="paragraph" style:parent-style-name="Standard" style:list-style-name="L17">
      <style:text-properties officeooo:paragraph-rsid="002f4bde"/>
    </style:style>
    <style:style style:name="P68" style:family="paragraph" style:parent-style-name="Standard" style:list-style-name="L18">
      <style:text-properties officeooo:paragraph-rsid="002f4bde"/>
    </style:style>
    <style:style style:name="P69" style:family="paragraph" style:parent-style-name="Standard" style:list-style-name="L19">
      <style:text-properties officeooo:paragraph-rsid="002f4bde"/>
    </style:style>
    <style:style style:name="P70" style:family="paragraph" style:parent-style-name="Standard" style:list-style-name="L20">
      <style:text-properties officeooo:paragraph-rsid="002f4bde"/>
    </style:style>
    <style:style style:name="P71" style:family="paragraph" style:parent-style-name="Standard" style:list-style-name="L21">
      <style:text-properties officeooo:paragraph-rsid="002fb617"/>
    </style:style>
    <style:style style:name="P72" style:family="paragraph" style:parent-style-name="Standard">
      <style:text-properties officeooo:paragraph-rsid="003f3eaf"/>
    </style:style>
    <style:style style:name="P73" style:family="paragraph" style:parent-style-name="Standard">
      <style:text-properties officeooo:paragraph-rsid="001cc209"/>
    </style:style>
    <style:style style:name="P74" style:family="paragraph" style:parent-style-name="Standard">
      <style:paragraph-properties fo:margin-left="0.741cm" fo:margin-right="0cm" fo:text-indent="0cm" style:auto-text-indent="false"/>
      <style:text-properties officeooo:rsid="003436cc" officeooo:paragraph-rsid="0039388d"/>
    </style:style>
    <style:style style:name="P75" style:family="paragraph" style:parent-style-name="Standard">
      <style:paragraph-properties fo:margin-left="0.741cm" fo:margin-right="0cm" fo:text-indent="0cm" style:auto-text-indent="false"/>
      <style:text-properties officeooo:rsid="003436cc" officeooo:paragraph-rsid="003c55bd"/>
    </style:style>
    <style:style style:name="P76" style:family="paragraph" style:parent-style-name="Standard">
      <style:paragraph-properties fo:margin-left="0.741cm" fo:margin-right="0cm" fo:text-indent="0cm" style:auto-text-indent="false"/>
      <style:text-properties officeooo:rsid="003436cc" officeooo:paragraph-rsid="003f3eaf"/>
    </style:style>
    <style:style style:name="P77" style:family="paragraph" style:parent-style-name="Standard">
      <style:paragraph-properties fo:margin-left="0.741cm" fo:margin-right="0cm" fo:text-indent="0cm" style:auto-text-indent="false"/>
      <style:text-properties officeooo:rsid="003436cc" officeooo:paragraph-rsid="0040cd4e"/>
    </style:style>
    <style:style style:name="P78" style:family="paragraph" style:parent-style-name="Standard">
      <style:paragraph-properties fo:margin-left="0.741cm" fo:margin-right="0cm" fo:text-indent="0cm" style:auto-text-indent="false"/>
      <style:text-properties fo:font-weight="normal" officeooo:rsid="003436cc" officeooo:paragraph-rsid="003436cc" style:font-weight-asian="normal" style:font-weight-complex="normal"/>
    </style:style>
    <style:style style:name="P79" style:family="paragraph" style:parent-style-name="Standard">
      <style:paragraph-properties fo:margin-left="0.741cm" fo:margin-right="0cm" fo:text-indent="0cm" style:auto-text-indent="false"/>
      <style:text-properties fo:font-weight="normal" officeooo:rsid="003436cc" officeooo:paragraph-rsid="0037b142" style:font-weight-asian="normal" style:font-weight-complex="normal"/>
    </style:style>
    <style:style style:name="P80" style:family="paragraph" style:parent-style-name="Standard">
      <style:paragraph-properties fo:margin-left="0.741cm" fo:margin-right="0cm" fo:text-indent="0cm" style:auto-text-indent="false"/>
      <style:text-properties fo:font-weight="normal" officeooo:rsid="003436cc" officeooo:paragraph-rsid="0039388d" style:font-weight-asian="normal" style:font-weight-complex="normal"/>
    </style:style>
    <style:style style:name="P81" style:family="paragraph" style:parent-style-name="Standard">
      <style:paragraph-properties fo:margin-left="0.741cm" fo:margin-right="0cm" fo:text-indent="0cm" style:auto-text-indent="false"/>
      <style:text-properties fo:font-weight="normal" officeooo:rsid="003436cc" officeooo:paragraph-rsid="003c55bd" style:font-weight-asian="normal" style:font-weight-complex="normal"/>
    </style:style>
    <style:style style:name="P82" style:family="paragraph" style:parent-style-name="Standard">
      <style:paragraph-properties fo:margin-left="0.741cm" fo:margin-right="0cm" fo:text-indent="0cm" style:auto-text-indent="false"/>
      <style:text-properties fo:font-weight="normal" officeooo:rsid="003436cc" officeooo:paragraph-rsid="0040cd4e" style:font-weight-asian="normal" style:font-weight-complex="normal"/>
    </style:style>
    <style:style style:name="P83" style:family="paragraph" style:parent-style-name="Standard" style:list-style-name="L1">
      <style:paragraph-properties fo:margin-left="0.741cm" fo:margin-right="0cm" fo:text-indent="0cm" style:auto-text-indent="false"/>
      <style:text-properties fo:font-weight="normal" officeooo:rsid="0040cd4e" officeooo:paragraph-rsid="0040cd4e" style:font-weight-asian="normal" style:font-weight-complex="normal"/>
    </style:style>
    <style:style style:name="P84" style:family="paragraph" style:parent-style-name="Standard" style:list-style-name="L1">
      <style:paragraph-properties fo:margin-left="0.741cm" fo:margin-right="0cm" fo:text-indent="0cm" style:auto-text-indent="false"/>
      <style:text-properties fo:font-weight="normal" officeooo:rsid="0040cd4e" officeooo:paragraph-rsid="00418153" style:font-weight-asian="normal" style:font-weight-complex="normal"/>
    </style:style>
    <style:style style:name="P85" style:family="paragraph" style:parent-style-name="Standard" style:list-style-name="L1">
      <style:paragraph-properties fo:margin-left="0.741cm" fo:margin-right="0cm" fo:text-indent="0cm" style:auto-text-indent="false"/>
      <style:text-properties officeooo:paragraph-rsid="0037b142"/>
    </style:style>
    <style:style style:name="P86" style:family="paragraph" style:parent-style-name="Standard">
      <style:paragraph-properties fo:margin-left="0.741cm" fo:margin-right="0cm" fo:text-indent="0cm" style:auto-text-indent="false"/>
      <style:text-properties officeooo:rsid="003a9510" officeooo:paragraph-rsid="0039388d"/>
    </style:style>
    <style:style style:name="P87" style:family="paragraph" style:parent-style-name="Standard">
      <style:paragraph-properties fo:margin-left="0.741cm" fo:margin-right="0cm" fo:text-indent="0cm" style:auto-text-indent="false"/>
      <style:text-properties officeooo:paragraph-rsid="001cc209"/>
    </style:style>
    <style:style style:name="P88" style:family="paragraph" style:parent-style-name="Standard">
      <style:paragraph-properties fo:margin-left="0.741cm" fo:margin-right="0cm" fo:text-indent="0cm" style:auto-text-indent="false"/>
      <style:text-properties officeooo:paragraph-rsid="003f3eaf"/>
    </style:style>
    <style:style style:name="P89" style:family="paragraph" style:parent-style-name="Standard">
      <style:paragraph-properties fo:margin-left="0.741cm" fo:margin-right="0cm" fo:text-indent="0cm" style:auto-text-indent="false"/>
      <style:text-properties officeooo:paragraph-rsid="0040cd4e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weight="normal" officeooo:rsid="0040cd4e" officeooo:paragraph-rsid="0040cd4e" style:font-weight-asian="normal" style:font-weight-complex="normal"/>
    </style:style>
    <style:style style:name="P91" style:family="paragraph" style:parent-style-name="Heading" style:list-style-name="L2">
      <style:text-properties officeooo:paragraph-rsid="001e4926"/>
    </style:style>
    <style:style style:name="P92" style:family="paragraph" style:parent-style-name="Heading" style:list-style-name="L2">
      <style:text-properties officeooo:paragraph-rsid="002f4bde"/>
    </style:style>
    <style:style style:name="P93" style:family="paragraph" style:parent-style-name="Heading" style:list-style-name="L2">
      <style:text-properties officeooo:paragraph-rsid="002fb617"/>
    </style:style>
    <style:style style:name="P94" style:family="paragraph" style:parent-style-name="Heading_20_1">
      <style:text-properties fo:font-size="14pt" style:font-size-asian="14pt" style:font-size-complex="14pt"/>
    </style:style>
    <style:style style:name="P95" style:family="paragraph" style:parent-style-name="Heading_20_1">
      <style:text-properties fo:font-size="14pt" officeooo:paragraph-rsid="003c55bd" style:font-size-asian="14pt" style:font-size-complex="14pt"/>
    </style:style>
    <style:style style:name="P96" style:family="paragraph" style:parent-style-name="Heading_20_1">
      <style:text-properties fo:font-size="14pt" officeooo:paragraph-rsid="001cc209" style:font-size-asian="14pt" style:font-size-complex="14pt"/>
    </style:style>
    <style:style style:name="P97" style:family="paragraph" style:parent-style-name="Heading_20_1">
      <style:text-properties fo:font-size="14pt" officeooo:paragraph-rsid="001e4926" style:font-size-asian="14pt" style:font-size-complex="14pt"/>
    </style:style>
    <style:style style:name="P98" style:family="paragraph" style:parent-style-name="Heading_20_1">
      <style:text-properties fo:font-size="14pt" officeooo:paragraph-rsid="002f4bde" style:font-size-asian="14pt" style:font-size-complex="14pt"/>
    </style:style>
    <style:style style:name="P99" style:family="paragraph" style:parent-style-name="Heading_20_1">
      <style:text-properties fo:font-size="14pt" officeooo:paragraph-rsid="002fb617" style:font-size-asian="14pt" style:font-size-complex="14pt"/>
    </style:style>
    <style:style style:name="P100" style:family="paragraph" style:parent-style-name="Heading_20_1">
      <style:text-properties style:font-name="Liberation Sans" fo:font-size="14pt" officeooo:paragraph-rsid="001cc209" style:font-size-asian="14pt" style:font-size-complex="14pt"/>
    </style:style>
    <style:style style:name="P101" style:family="paragraph" style:parent-style-name="Heading_20_1">
      <style:text-properties officeooo:paragraph-rsid="002f4bde"/>
    </style:style>
    <style:style style:name="P102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103" style:family="paragraph" style:parent-style-name="Heading_20_1">
      <style:paragraph-properties fo:break-before="page"/>
      <style:text-properties fo:font-size="14pt" officeooo:paragraph-rsid="003c55bd" style:font-size-asian="14pt" style:font-size-complex="14pt"/>
    </style:style>
    <style:style style:name="P104" style:family="paragraph" style:parent-style-name="Heading_20_1">
      <style:paragraph-properties fo:break-before="page"/>
      <style:text-properties fo:font-size="14pt" officeooo:paragraph-rsid="001cc209" style:font-size-asian="14pt" style:font-size-complex="14pt"/>
    </style:style>
    <style:style style:name="P105" style:family="paragraph" style:parent-style-name="Heading_20_1">
      <style:paragraph-properties fo:break-before="page"/>
      <style:text-properties fo:font-size="14pt" officeooo:paragraph-rsid="002f4bde" style:font-size-asian="14pt" style:font-size-complex="14pt"/>
    </style:style>
    <style:style style:name="P106" style:family="paragraph" style:parent-style-name="Heading_20_1">
      <style:paragraph-properties fo:break-before="page"/>
      <style:text-properties fo:font-size="14pt" officeooo:paragraph-rsid="002fb617" style:font-size-asian="14pt" style:font-size-complex="14pt"/>
    </style:style>
    <style:style style:name="T1" style:family="text">
      <style:text-properties style:font-name="Liberation Serif" fo:font-size="10pt" style:text-underline-style="none" officeooo:rsid="0012c30f" style:font-size-asian="10pt" style:font-size-complex="10pt"/>
    </style:style>
    <style:style style:name="T2" style:family="text">
      <style:text-properties fo:font-variant="normal" fo:text-transform="none" fo:color="#3572b0" style:font-name="Liberation Serif" fo:font-size="10pt" fo:letter-spacing="normal" fo:font-style="normal" style:text-underline-style="none" fo:font-weight="normal" style:font-size-asian="10pt" style:font-size-complex="10pt"/>
    </style:style>
    <style:style style:name="T3" style:family="text">
      <style:text-properties fo:font-variant="normal" fo:text-transform="none" fo:color="#3572b0" style:font-name="Liberation Serif" fo:font-size="10pt" fo:letter-spacing="normal" fo:font-style="normal" style:text-underline-style="none" fo:font-weight="normal" officeooo:rsid="0012c30f" style:font-size-asian="10pt" style:font-size-complex="10pt"/>
    </style:style>
    <style:style style:name="T4" style:family="text">
      <style:text-properties fo:font-variant="normal" fo:text-transform="none" fo:color="#3572b0" style:text-line-through-style="none" style:text-line-through-type="none" style:font-name="Liberation Serif" fo:font-size="10pt" fo:letter-spacing="normal" fo:font-style="normal" style:text-underline-style="none" fo:font-weight="normal" style:text-blinking="false" style:font-size-asian="10pt" style:font-size-complex="10pt"/>
    </style:style>
    <style:style style:name="T5" style:family="text">
      <style:text-properties officeooo:rsid="00149bda"/>
    </style:style>
    <style:style style:name="T6" style:family="text">
      <style:text-properties officeooo:rsid="001c8c9d"/>
    </style:style>
    <style:style style:name="T7" style:family="text">
      <style:text-properties officeooo:rsid="000f6c73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1afdcc"/>
    </style:style>
    <style:style style:name="T10" style:family="text">
      <style:text-properties style:text-position="0% 100%" fo:font-size="14pt" officeooo:rsid="001afdcc" style:font-size-asian="14pt" style:font-size-complex="14pt"/>
    </style:style>
    <style:style style:name="T11" style:family="text">
      <style:text-properties style:text-position="0% 100%" fo:font-size="14pt" officeooo:rsid="002f4bde" style:font-size-asian="14pt" style:font-size-complex="14pt"/>
    </style:style>
    <style:style style:name="T12" style:family="text">
      <style:text-properties style:text-position="0% 100%" officeooo:rsid="001cc209"/>
    </style:style>
    <style:style style:name="T13" style:family="text">
      <style:text-properties style:text-position="0% 100%" officeooo:rsid="002f4bde"/>
    </style:style>
    <style:style style:name="T14" style:family="text">
      <style:text-properties style:text-position="0% 100%" officeooo:rsid="002fb617"/>
    </style:style>
    <style:style style:name="T15" style:family="text">
      <style:text-properties style:text-position="0% 100%" officeooo:rsid="003436c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69ac8" style:font-weight-asian="normal" style:font-weight-complex="normal"/>
    </style:style>
    <style:style style:name="T18" style:family="text">
      <style:text-properties fo:font-weight="normal" officeooo:rsid="00178faf" style:font-weight-asian="normal" style:font-weight-complex="normal"/>
    </style:style>
    <style:style style:name="T19" style:family="text">
      <style:text-properties fo:font-weight="normal" officeooo:rsid="00195c88" style:font-weight-asian="normal" style:font-weight-complex="normal"/>
    </style:style>
    <style:style style:name="T20" style:family="text">
      <style:text-properties fo:font-weight="normal" officeooo:rsid="001afdcc" style:font-weight-asian="normal" style:font-weight-complex="normal"/>
    </style:style>
    <style:style style:name="T21" style:family="text">
      <style:text-properties fo:font-weight="normal" officeooo:rsid="001c8c9d" style:font-weight-asian="normal" style:font-weight-complex="normal"/>
    </style:style>
    <style:style style:name="T22" style:family="text">
      <style:text-properties fo:font-weight="normal" officeooo:rsid="001cc209" style:font-weight-asian="normal" style:font-weight-complex="normal"/>
    </style:style>
    <style:style style:name="T23" style:family="text">
      <style:text-properties fo:font-weight="normal" officeooo:rsid="001e4926" style:font-weight-asian="normal" style:font-weight-complex="normal"/>
    </style:style>
    <style:style style:name="T24" style:family="text">
      <style:text-properties fo:font-weight="normal" officeooo:rsid="00344873" style:font-weight-asian="normal" style:font-weight-complex="normal"/>
    </style:style>
    <style:style style:name="T25" style:family="text">
      <style:text-properties fo:font-weight="normal" officeooo:rsid="00352a74" style:font-weight-asian="normal" style:font-weight-complex="normal"/>
    </style:style>
    <style:style style:name="T26" style:family="text">
      <style:text-properties fo:font-weight="normal" officeooo:rsid="0035bae1" style:font-weight-asian="normal" style:font-weight-complex="normal"/>
    </style:style>
    <style:style style:name="T27" style:family="text">
      <style:text-properties fo:font-weight="normal" officeooo:rsid="0037b142" style:font-weight-asian="normal" style:font-weight-complex="normal"/>
    </style:style>
    <style:style style:name="T28" style:family="text">
      <style:text-properties fo:font-weight="normal" officeooo:rsid="0039388d" style:font-weight-asian="normal" style:font-weight-complex="normal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4pt" officeooo:rsid="001afdcc" style:font-size-asian="14pt" style:font-size-complex="14pt"/>
    </style:style>
    <style:style style:name="T31" style:family="text">
      <style:text-properties fo:font-size="14pt" officeooo:rsid="002f4bde" style:font-size-asian="14pt" style:font-size-complex="14pt"/>
    </style:style>
    <style:style style:name="T32" style:family="text">
      <style:text-properties officeooo:rsid="00178faf"/>
    </style:style>
    <style:style style:name="T33" style:family="text">
      <style:text-properties officeooo:rsid="00195c88"/>
    </style:style>
    <style:style style:name="T34" style:family="text">
      <style:text-properties officeooo:rsid="001afdcc"/>
    </style:style>
    <style:style style:name="T35" style:family="text">
      <style:text-properties officeooo:rsid="001cc209"/>
    </style:style>
    <style:style style:name="T36" style:family="text">
      <style:text-properties officeooo:rsid="0024163f"/>
    </style:style>
    <style:style style:name="T37" style:family="text">
      <style:text-properties officeooo:rsid="00246b2d"/>
    </style:style>
    <style:style style:name="T38" style:family="text">
      <style:text-properties officeooo:rsid="0024955f"/>
    </style:style>
    <style:style style:name="T39" style:family="text">
      <style:text-properties officeooo:rsid="00283807"/>
    </style:style>
    <style:style style:name="T40" style:family="text">
      <style:text-properties officeooo:rsid="002b666e"/>
    </style:style>
    <style:style style:name="T41" style:family="text">
      <style:text-properties officeooo:rsid="002f4bde"/>
    </style:style>
    <style:style style:name="T42" style:family="text">
      <style:text-properties officeooo:rsid="002fb617"/>
    </style:style>
    <style:style style:name="T43" style:family="text">
      <style:text-properties officeooo:rsid="003258ab"/>
    </style:style>
    <style:style style:name="T44" style:family="text">
      <style:text-properties officeooo:rsid="003c55bd"/>
    </style:style>
    <style:style style:name="T45" style:family="text">
      <style:text-properties officeooo:rsid="004181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_DdeLink__29_959759738"/><text:bookmark-start text:name="__DdeLink__5_959759738"/>Testfallbeschreibung </text:p>
      <text:p text:style-name="P23">Diese Testfallbeschreibung definiert repräsentative Testfälle für den jeweilige <text:bookmark-start text:name="__DdeLink__164_959759738"/><text:bookmark-start text:name="__DdeLink__19_959759738"/>Anwendungsfall<text:bookmark-end text:name="__DdeLink__164_959759738"/><text:bookmark-end text:name="__DdeLink__19_959759738"/>. Eine Gesamtübersicht aller Anwendungsfälle findet sich in der Anforderungsbeschreibung.</text:p>
      <text:p text:style-name="Text_20_body">Diese Beschreibung betrifft <text:span text:style-name="T36">die folgenden</text:span> Anwendungsfälle der Anforderungsbeschreibung:<text:bookmark-end text:name="__DdeLink__5_959759738"/></text:p>
      <text:p text:style-name="P16"><text:bookmark-start text:name="__DdeLink__159_959759738"/><text:span text:style-name="T7">5.1.1</text:span><text:bookmark-start text:name="__DdeLink__0_959759738"/><text:span text:style-name="T7"><text:tab/></text:span><text:bookmark-start text:name="__DdeLink__21_959759738"/><text:span text:style-name="T7">Location</text:span><text:bookmark-end text:name="__DdeLink__0_959759738"/><text:span text:style-name="T7"> hinzufügen</text:span><text:bookmark-end text:name="__DdeLink__21_959759738"/><text:span text:style-name="T7"> </text:span><text:bookmark-start text:name="__DdeLink__31_959759738"/><text:span text:style-name="T7">(Liste)</text:span><text:bookmark-end text:name="__DdeLink__159_959759738"/><text:bookmark-end text:name="__DdeLink__31_959759738"/></text:p>
      <text:p text:style-name="P11"><text:bookmark-start text:name="__DdeLink__174_959759738"/>5.1.3<text:span text:style-name="T8"><text:tab/>Location</text:span> bearbeiten (Liste)<text:bookmark-end text:name="__DdeLink__174_959759738"/></text:p>
      <text:p text:style-name="P11">5.1.4<text:tab/>Location löschen (Liste)</text:p>
      <text:p text:style-name="P11">5.1.5<text:tab/>Locations anzeigen (Liste)</text:p>
      <text:p text:style-name="P11">5.1.9<text:tab/>Locations suchen/filtern (Liste)</text:p>
      <text:p text:style-name="P11">5.1.11<text:tab/>Locations sortieren (Liste)</text:p>
      <text:p text:style-name="P11">5.1.13<text:tab/>Locations importieren (Liste)</text:p>
      <text:p text:style-name="P11">5.1.14<text:tab/>Locations exportieren (Liste)</text:p>
      <text:p text:style-name="P25"/>
      <text:p text:style-name="P17"><text:bookmark-start text:name="__DdeLink__159_9597597381"/><text:span text:style-name="T7">5.1.2</text:span><text:bookmark-start text:name="__DdeLink__0_9597597381"/><text:span text:style-name="T7"><text:tab/></text:span><text:bookmark-start text:name="__DdeLink__21_9597597381"/><text:span text:style-name="T7">Location</text:span><text:bookmark-end text:name="__DdeLink__0_9597597381"/><text:span text:style-name="T7"> hinzufügen</text:span><text:bookmark-end text:name="__DdeLink__21_9597597381"/><text:span text:style-name="T7"> </text:span><text:bookmark-start text:name="__DdeLink__31_9597597381"/><text:span text:style-name="T7">(Karte)</text:span><text:bookmark-end text:name="__DdeLink__159_9597597381"/><text:bookmark-end text:name="__DdeLink__31_9597597381"/></text:p>
      <text:p text:style-name="P12"><text:bookmark-start text:name="__DdeLink__174_9597597381"/>5.1.<text:span text:style-name="T36">6</text:span><text:span text:style-name="T8"><text:tab/>Location</text:span> <text:span text:style-name="T43">anzeigen</text:span> (Karte)<text:bookmark-end text:name="__DdeLink__174_9597597381"/></text:p>
      <text:p text:style-name="P12">5.1.<text:span text:style-name="T36">7</text:span><text:tab/>Location-<text:span text:style-name="T36">Details</text:span> <text:span text:style-name="T36">anzeigen</text:span></text:p>
      <text:p text:style-name="P12">5.1.<text:span text:style-name="T36">8</text:span><text:tab/><text:span text:style-name="T36">Zwei Locations zusammenführen</text:span></text:p>
      <text:p text:style-name="P12">5.1.<text:span text:style-name="T36">10</text:span><text:tab/>Locations suchen/filtern (<text:span text:style-name="T37">Karte</text:span>)</text:p>
      <text:p text:style-name="P12">5.<text:span text:style-name="T36">2</text:span>.<text:span text:style-name="T36">1</text:span><text:tab/><text:span text:style-name="T38">Kategorie anlegen</text:span></text:p>
      <text:p text:style-name="P13">5.<text:span text:style-name="T36">2</text:span>.<text:span text:style-name="T36">2</text:span><text:tab/><text:span text:style-name="T38">Kategorie</text:span> <text:span text:style-name="T39">bearbeiten</text:span></text:p>
      <text:p text:style-name="P13">5.<text:span text:style-name="T36">2</text:span>.<text:span text:style-name="T36">3</text:span><text:tab/><text:span text:style-name="T38">Kategorie löschen</text:span></text:p>
      <text:p text:style-name="P13">5.<text:span text:style-name="T36">2</text:span>.<text:span text:style-name="T36">4</text:span><text:tab/><text:span text:style-name="T40">Zwei Kategorien</text:span> <text:span text:style-name="T40">zusammenführen</text:span></text:p>
      <text:p text:style-name="P26"/>
      <text:p text:style-name="P18"><text:bookmark-start text:name="__DdeLink__159_95975973812"/><text:span text:style-name="T7">5.1.12</text:span><text:bookmark-start text:name="__DdeLink__0_95975973812"/><text:span text:style-name="T7"><text:tab/></text:span><text:bookmark-end text:name="__DdeLink__159_95975973812"/><text:bookmark-end text:name="__DdeLink__0_95975973812"/><text:span text:style-name="T7">Eine Location teilen</text:span></text:p>
      <text:p text:style-name="P14">5.<text:span text:style-name="T41">3</text:span>.<text:span text:style-name="T41">1</text:span><text:tab/><text:span text:style-name="T41">Anlegen einer Gruppe</text:span></text:p>
      <text:p text:style-name="P14">5.<text:span text:style-name="T41">3</text:span>.<text:span text:style-name="T41">2</text:span><text:tab/><text:span text:style-name="T41">Gruppe bearbeiten</text:span></text:p>
      <text:p text:style-name="P14">5.<text:span text:style-name="T41">3</text:span>.<text:span text:style-name="T41">3</text:span><text:tab/><text:span text:style-name="T41">Gruppe löschen</text:span></text:p>
      <text:p text:style-name="P14">5.<text:span text:style-name="T41">3</text:span>.<text:span text:style-name="T41">4</text:span><text:tab/><text:span text:style-name="T41">Einen Freund hinzufügen</text:span><text:bookmark-start text:name="__DdeLink__2172_1968329438"/><text:bookmark-start text:name="__DdeLink__2174_1968329438"/></text:p>
      <text:p text:style-name="P15">5.<text:span text:style-name="T41">3</text:span>.<text:span text:style-name="T41">5</text:span><text:tab/><text:span text:style-name="T41">Einen Freund löschen</text:span><text:bookmark-end text:name="__DdeLink__2174_1968329438"/><text:bookmark-end text:name="__DdeLink__2172_1968329438"/></text:p>
      <text:p text:style-name="P15">5.<text:span text:style-name="T41">3</text:span>.<text:span text:style-name="T43">6</text:span><text:tab/><text:span text:style-name="T41">Einen Freund bearbeiten</text:span></text:p>
      <text:h text:style-name="P94" text:outline-level="1" text:is-list-header="true" text:restart-numbering="true" text:start-value="-1"/>
      <text:h text:style-name="P102" text:outline-level="1"><text:span text:style-name="T15">Test</text:span><text:bookmark-start text:name="__DdeLink__142_959759738"/><text:bookmark-start text:name="__DdeLink__181_959759738"/>: 5.1.1 Location hinzufügen (Liste)<text:bookmark-end text:name="__DdeLink__181_959759738"/> </text:h>
      <text:p text:style-name="P20"><text:bookmark-start text:name="__DdeLink__215_959759738"/>Der Testfall wird wie in der Anwendungsbeschreibung vorgegeben durchgeführt.</text:p>
      <text:p text:style-name="P74">Im Hauptbild die entsprechende Schaltfläche anklicken um in die Ansicht zu gelangen.</text:p>
      <text:p text:style-name="P78"/>
      <text:list xml:id="list2873649900511590550" text:style-name="L1">
        <text:list-item>
          <text:p text:style-name="P30"><text:span text:style-name="T24">Erstellen einer Location benötigt zwingend folgende Daten:<text:line-break/>Name, Kategorie, GPS </text:span><text:span text:style-name="T25">Koordinaten</text:span><text:span text:style-name="T16">.</text:span></text:p>
        </text:list-item>
        <text:list-item>
          <text:p text:style-name="P33"><text:span text:style-name="T16">Weitere Eigenschaften sind möglich aber optional:<text:line-break/></text:span><text:span text:style-name="T25">Kommentar</text:span><text:span text:style-name="T16">, </text:span><text:span text:style-name="T25">Anschrift</text:span><text:span text:style-name="T16">, </text:span><text:span text:style-name="T25">Webseite, </text:span><text:span text:style-name="T27">E-Mail-Adresse</text:span><text:span text:style-name="T25">, Telefonnummer, Medien URL.</text:span></text:p>
        </text:list-item>
        <text:list-item>
          <text:p text:style-name="P34"><text:span text:style-name="T25">A</text:span><text:span text:style-name="T16">utomatisch eingetragen wird:<text:line-break/>ID, Besitzer, Änderungsdatum, Erstellungsdatum.</text:span></text:p>
        </text:list-item>
        <text:list-item>
          <text:p text:style-name="P36">Locations mit gleichem Namen sind zulässig.</text:p>
        </text:list-item>
        <text:list-item>
          <text:p text:style-name="P38">Wird eine Adresse angegeben wird diese auf Korrektheit geprüft.</text:p>
        </text:list-item>
        <text:list-item>
          <text:p text:style-name="P31"><text:span text:style-name="T16">Die zugehörigen GPS Koordinaten weichen </text:span><text:span text:style-name="T25">nur gering ab.</text:span></text:p>
        </text:list-item>
        <text:list-item>
          <text:p text:style-name="P29"><text:span text:style-name="T25">Die </text:span><text:span text:style-name="T26">optionalen Felder sind gültig</text:span><text:span text:style-name="T25"> (Webseite, Email, Telefon)</text:span><text:bookmark-end text:name="__DdeLink__215_959759738"/><text:bookmark-end text:name="__DdeLink__142_959759738"/></text:p>
        </text:list-item>
      </text:list>
      <text:p text:style-name="P9"/>
      <text:p text:style-name="P10"/>
      <text:h text:style-name="P95" text:outline-level="1"><text:span text:style-name="T15">Test</text:span><text:span text:style-name="T12">: 5.1.</text:span><text:span text:style-name="T9">3 Location </text:span><text:bookmark-start text:name="__DdeLink__185_959759738"/><text:bookmark-start text:name="__DdeLink__243_959759738"/><text:span text:style-name="T9">bearbeiten</text:span><text:bookmark-end text:name="__DdeLink__185_959759738"/><text:bookmark-end text:name="__DdeLink__243_959759738"/><text:span text:style-name="T9"> (Liste) </text:span></text:h>
      <text:p text:style-name="P20"><text:bookmark-start text:name="__DdeLink__305_959759738"/><text:bookmark-start text:name="__DdeLink__268_959759738"/><text:bookmark-start text:name="__DdeLink__215_9597597382"/>Der Testfall wird wie in der Anwendungsbeschreibung vorgegeben durchgeführt.</text:p>
      <text:p text:style-name="P74">Im Hauptbild die entsprechende Schaltfläche anklicken um in die Ansicht zu gelangen.</text:p>
      <text:p text:style-name="P79"/>
      <text:list xml:id="list155320917744486" text:continue-list="list2873649900511590550" text:style-name="L1">
        <text:list-item text:start-value="1">
          <text:p text:style-name="P32"><text:span text:style-name="T27">Beim bearbeiten</text:span><text:span text:style-name="T24"> einer Location </text:span><text:span text:style-name="T28">dürfen</text:span><text:span text:style-name="T27"> die benötigten Daten nicht leer </text:span><text:span text:style-name="T28">werden</text:span><text:span text:style-name="T24">:<text:line-break/>Name, Kategorie, GPS </text:span><text:span text:style-name="T25">Koordinaten</text:span><text:span text:style-name="T16">.</text:span></text:p>
        </text:list-item>
        <text:list-item>
          <text:p text:style-name="P33"><text:span text:style-name="T16">Weitere Eigenschaften sind möglich aber optional:<text:line-break/></text:span><text:span text:style-name="T25">Kommentar</text:span><text:span text:style-name="T16">, </text:span><text:span text:style-name="T25">Anschrift</text:span><text:span text:style-name="T16">, </text:span><text:span text:style-name="T25">Webseite, </text:span><text:span text:style-name="T27">E-Mail-Adresse</text:span><text:span text:style-name="T25">, Telefonnummer, Medien URL.</text:span></text:p>
        </text:list-item>
        <text:list-item>
          <text:p text:style-name="P35"><text:span text:style-name="T28">Das </text:span><text:span text:style-name="T16">Änderungsdatum </text:span><text:span text:style-name="T28">wird automatisch eingetragen.</text:span></text:p>
        </text:list-item>
        <text:list-item>
          <text:p text:style-name="P35"><text:span text:style-name="T28">Die Eigenschaften </text:span><text:span text:style-name="T16">ID, Besitzer, Erstellungsdatum</text:span><text:span text:style-name="T28"> verändern sich nicht.</text:span></text:p>
        </text:list-item>
        <text:list-item>
          <text:p text:style-name="P37">Locations mit gleichem Namen sind zulässig.</text:p>
        </text:list-item>
        <text:list-item>
          <text:p text:style-name="P32"><text:span text:style-name="T16">Wird eine Adresse angegeben/</text:span><text:span text:style-name="T28">geändert</text:span><text:span text:style-name="T16"> wird diese auf Korrektheit geprüft.</text:span></text:p>
        </text:list-item>
        <text:list-item>
          <text:p text:style-name="P32"><text:span text:style-name="T16">Die zugehörigen GPS Koordinaten weichen </text:span><text:span text:style-name="T25">nur gering ab.</text:span></text:p>
        </text:list-item>
        <text:list-item>
          <text:p text:style-name="P85"><text:bookmark-end text:name="__DdeLink__268_959759738"/><text:span text:style-name="T25">Die </text:span><text:span text:style-name="T26">optionalen Felder sind gültig</text:span><text:span text:style-name="T25"> (Webseite, Email, Telefon)</text:span><text:bookmark-end text:name="__DdeLink__215_9597597382"/></text:p>
        </text:list-item>
      </text:list>
      <text:p text:style-name="Standard"/>
      <text:p text:style-name="P10"/>
      <text:h text:style-name="P95" text:outline-level="1"><text:bookmark-end text:name="__DdeLink__305_959759738"/>Test: 5.1.<text:span text:style-name="T35">4 </text:span><text:span text:style-name="T9">Location</text:span><text:span text:style-name="T34"> </text:span><text:bookmark-start text:name="__DdeLink__243_95975973811"/><text:bookmark-start text:name="__DdeLink__185_95975973811"/><text:span text:style-name="T34">l</text:span><text:bookmark-end text:name="__DdeLink__243_95975973811"/><text:bookmark-end text:name="__DdeLink__185_95975973811"/><text:span text:style-name="T34">öschen (Liste) </text:span></text:h>
      <text:p text:style-name="P20"><text:bookmark-start text:name="__DdeLink__215_95975973821"/>Der Testfall wird wie in der Anwendungsbeschreibung vorgegeben durchgeführt.</text:p>
      <text:p text:style-name="P74">Im Hauptbild wird die Location angeklickt um in die Detail/Editieren Ansicht zu gelangen.</text:p>
      <text:p text:style-name="P21">Anschließend wird oben rechts die entsprechende Schaltfläche betätigt.</text:p>
      <text:p text:style-name="P80"/>
      <text:list xml:id="list155321995655521" text:continue-list="list155320917744486" text:style-name="L1">
        <text:list-item text:start-value="1">
          <text:p text:style-name="P39"><text:bookmark-end text:name="__DdeLink__215_95975973821"/>Die Location wird gelöscht und ist danach nicht mehr in der Liste sichtbar.</text:p>
        </text:list-item>
      </text:list>
      <text:p text:style-name="P8"/>
      <text:p text:style-name="P8"/>
      <text:h text:style-name="P103" text:outline-level="1">Test:<text:bookmark-start text:name="__DdeLink__328_959759738"/><text:bookmark-start text:name="__DdeLink__268_9597597381"/> 5.1.<text:span text:style-name="T35">5 </text:span><text:span text:style-name="T9">Location</text:span><text:bookmark-start text:name="__DdeLink__243_9597597382"/><text:bookmark-start text:name="__DdeLink__185_9597597382"/><text:span text:style-name="T12">s</text:span><text:bookmark-end text:name="__DdeLink__243_9597597382"/><text:bookmark-end text:name="__DdeLink__185_9597597382"/><text:span text:style-name="T12"> anzeigen</text:span><text:span text:style-name="T34"> (Liste) </text:span></text:h>
      <text:p text:style-name="P20"><text:bookmark-start text:name="__DdeLink__215_959759738211"/>Der Testfall wird wie in der Anwendungsbeschreibung vorgegeben durchgeführt.</text:p>
      <text:p text:style-name="P86">Der Hauptbild beinhaltet die Liste der Locations.</text:p>
      <text:p text:style-name="P80"/>
      <text:list xml:id="list155322462733930" text:continue-list="list155321995655521" text:style-name="L1">
        <text:list-item text:start-value="1">
          <text:p text:style-name="P41"><text:bookmark-end text:name="__DdeLink__215_959759738211"/><text:bookmark-end text:name="__DdeLink__268_9597597381"/>Alle Locations werden in einer Liste angezeigt.</text:p>
        </text:list-item>
        <text:list-item>
          <text:p text:style-name="P41">Die Liste der Locations ist standardmäßig nach Entfernung zum Benutzer sortiert</text:p>
        </text:list-item>
        <text:list-item>
          <text:p text:style-name="P41">Folgende Infos werden in der Liste angezeigt:<text:line-break/>Foro/Icon (Standard: Foto, ansonsten Icon, ansonsten Standardicon)<text:line-break/>Name (ggf. Zeichenlimitiert)<text:line-break/>Entfernung<text:line-break/>Kategorie<text:line-break/>Bewertung</text:p>
        </text:list-item>
      </text:list>
      <text:p text:style-name="Standard"/>
      <text:p text:style-name="P10"/>
      <text:h text:style-name="P95" text:outline-level="1"><text:span text:style-name="T12">Test: 5.1.7 </text:span><text:span text:style-name="T9">Location</text:span><text:bookmark-start text:name="__DdeLink__185_959759738212"/><text:bookmark-start text:name="__DdeLink__243_959759738212"/><text:span text:style-name="T12">-</text:span><text:bookmark-end text:name="__DdeLink__185_959759738212"/><text:bookmark-end text:name="__DdeLink__243_959759738212"/><text:span text:style-name="T12">Details anzeigen </text:span><text:bookmark-start text:name="__DdeLink__338_959759738"/></text:h>
      <text:p text:style-name="P22"><text:bookmark-start text:name="__DdeLink__268_95975973811"/><text:bookmark-start text:name="__DdeLink__215_959759738214"/>Der Testfall wird wie in der Anwendungsbeschreibung vorgegeben durchgeführt.</text:p>
      <text:p text:style-name="P75">Im Hauptbild wird die Location angeklickt um in die Detail/Editieren Ansicht zu gelangen.</text:p>
      <text:p text:style-name="P81"/>
      <text:list xml:id="list155321030237606" text:continue-list="list155322462733930" text:style-name="L1">
        <text:list-item text:start-value="1">
          <text:p text:style-name="P40"><text:bookmark-end text:name="__DdeLink__215_959759738214"/>Die Location <text:span text:style-name="T44">und all ihre Details sind ersichtlich.</text:span></text:p>
        </text:list-item>
      </text:list>
      <text:p text:style-name="P28"><text:bookmark-end text:name="__DdeLink__268_95975973811"/><text:bookmark-end text:name="__DdeLink__338_959759738"/></text:p>
      <text:p text:style-name="P28"/>
      <text:h text:style-name="P100" text:outline-level="1"><text:bookmark-start text:name="__DdeLink__268_959759738111"/>Test: 5.1.<text:span text:style-name="T35">9 </text:span><text:bookmark-start text:name="__DdeLink__349_9597597381"/><text:span text:style-name="T12">Locations suchen/filtern </text:span><text:bookmark-end text:name="__DdeLink__349_9597597381"/><text:span text:style-name="T12">(Liste) </text:span></text:h>
      <text:p text:style-name="P88">Der Testfall wird wie in der Anwendungsbeschreibung vorgegeben durchgeführt.</text:p>
      <text:p text:style-name="P76">Im Hauptbild die entsprechende Schaltfläche anklicken um in die Ansicht zu gelangen.<text:bookmark-start text:name="__DdeLink__215_9597597382141"/></text:p>
      <text:p text:style-name="P81"/>
      <text:list xml:id="list155320869740049" text:continue-list="list155321030237606" text:style-name="L1">
        <text:list-item text:start-value="1">
          <text:p text:style-name="P83"><text:bookmark-end text:name="__DdeLink__268_959759738111"/><text:bookmark-end text:name="__DdeLink__215_9597597382141"/>Es können Filter definiert werden und auf die Angezeigte Liste angewendet.</text:p>
        </text:list-item>
        <text:list-item>
          <text:p text:style-name="P84">Es gibt Filter für:<text:line-break/><text:tab/><text:span text:style-name="T45">Entfernung (&lt;500m, &lt;2km, &lt;50km)<text:line-break/><text:tab/>Teilworte in allen Attributfeldern<text:line-break/><text:tab/>Besitzer (bei geteilten Locations)<text:line-break/><text:tab/>Erstellungsdatum, Letzte Änderung (jeweils der Zeitraum anwählbar)<text:line-break/><text:tab/>Sowie Bewertung, Kategorie, Stadt, Land</text:span></text:p>
        </text:list-item>
      </text:list>
      <text:p text:style-name="P4"/>
      <text:p text:style-name="P4"><text:bookmark-start text:name="__DdeLink__358_959759738"/></text:p>
      <text:h text:style-name="P96" text:outline-level="1"><text:bookmark-start text:name="__DdeLink__268_959759738113"/>Test: 5.1.<text:span text:style-name="T12">11 Locations sortieren (Liste) </text:span></text:h>
      <text:p text:style-name="P89">Der Testfall wird wie in der Anwendungsbeschreibung vorgegeben durchgeführt.</text:p>
      <text:p text:style-name="P77">Im Hauptbild die entsprechende Schaltfläche anklicken um in die Ansicht zu gelangen.<text:bookmark-start text:name="__DdeLink__215_95975973821413"/></text:p>
      <text:p text:style-name="P82"/>
      <text:list xml:id="list155321730832446" text:continue-list="list155320869740049" text:style-name="L1">
        <text:list-item text:start-value="1">
          <text:p text:style-name="P83"><text:bookmark-end text:name="__DdeLink__215_95975973821413"/>Es können Sortierkriterien angegeben und auf die angezeigte Liste angewendet werden.</text:p>
        </text:list-item>
        <text:list-item>
          <text:p text:style-name="P83"><text:bookmark-end text:name="__DdeLink__358_959759738"/><text:bookmark-end text:name="__DdeLink__268_959759738113"/>Es kann sortiert werden nach:<text:line-break/><text:tab/>Name, Bewertung, Entfernung, Erstelldatum, Änderungsdatum<text:line-break/><text:tab/>(Kategorie entfällt)</text:p>
        </text:list-item>
      </text:list>
      <text:p text:style-name="P90"/>
      <text:p text:style-name="P90"/>
      <text:h text:style-name="P104" text:outline-level="1"><text:bookmark-start text:name="__DdeLink__268_9597597381131"/>Test: 5.1.<text:span text:style-name="T12">13 Locations importieren (Liste) </text:span></text:h>
      <text:p text:style-name="P87">Der Testfall wird wie in der Anwendungsbeschreibung vorgegeben durchgeführt.</text:p>
      <text:list xml:id="list7299809350993932628" text:style-name="L2">
        <text:list-item text:start-value="1">
          <text:p text:style-name="P91"><text:bookmark-start text:name="__DdeLink__371_959759738"/>Test für Oberfläche und Anzeige:</text:p>
        </text:list-item>
      </text:list>
      <text:list xml:id="list3348728789751294952" text:style-name="L4">
        <text:list-item>
          <text:list>
            <text:list-item>
              <text:p text:style-name="P51"><text:span text:style-name="T23">Im Startbildschirm, der</text:span><text:span text:style-name="T16"> Liste der Locations, </text:span><text:span text:style-name="T23">im Menü den Eintrag wählen</text:span></text:p>
            </text:list-item>
          </text:list>
          <text:list>
            <text:list-item>
              <text:p text:style-name="P42"><text:bookmark-end text:name="__DdeLink__268_9597597381131"/>Alle Eingabemöglichkeiten sind sichtbar und erreichbar.</text:p>
            </text:list-item>
          </text:list>
        </text:list-item>
      </text:list>
      <text:p text:style-name="P4"><text:bookmark-end text:name="__DdeLink__371_959759738"/></text:p>
      <text:p text:style-name="P4"/>
      <text:h text:style-name="P97" text:outline-level="1"><text:bookmark-start text:name="__DdeLink__268_9597597381132"/>Test: 5.1.<text:span text:style-name="T12">14 Locations exportieren (Liste) </text:span></text:h>
      <text:p text:style-name="P87"><text:bookmark-end text:name="__DdeLink__328_959759738"/><text:bookmark-end text:name="__DdeLink__268_9597597381132"/>Der Testfall wird wie in der Anwendungsbeschreibung vorgegeben durchgeführt.</text:p>
      <text:list xml:id="list155321037435614" text:continue-list="list7299809350993932628" text:style-name="L2">
        <text:list-item text:start-value="1">
          <text:p text:style-name="P91">Test für Oberfläche und Anzeige:</text:p>
        </text:list-item>
      </text:list>
      <text:list xml:id="list314812271236282039" text:style-name="L5">
        <text:list-item>
          <text:list>
            <text:list-item>
              <text:p text:style-name="P52"><text:span text:style-name="T23">Im Startbildschirm, der</text:span><text:span text:style-name="T16"> Liste der Locations, </text:span><text:span text:style-name="T23">im Menü den Eintrag wählen</text:span></text:p>
            </text:list-item>
          </text:list>
          <text:list>
            <text:list-item>
              <text:p text:style-name="P52">Alle Eingabemöglichkeiten sind sichtbar und erreichbar.</text:p>
            </text:list-item>
          </text:list>
        </text:list-item>
      </text:list>
      <text:p text:style-name="Standard"/>
      <text:p text:style-name="P72"/>
      <text:h text:style-name="P105" text:outline-level="1"><text:bookmark-start text:name="__DdeLink__181_9597597381"/><text:bookmark-start text:name="__DdeLink__142_9597597381"/>Test: 5.1.<text:span text:style-name="T41">2</text:span> Location hinzufügen (<text:span text:style-name="T41">Karte</text:span>)<text:bookmark-end text:name="__DdeLink__181_9597597381"/><text:bookmark text:name="__DdeLink__89_9597597382"/><text:bookmark-start text:name="__DdeLink__215_9597597381"/></text:h>
      <text:p text:style-name="P18">Der Testfall wird wie in der Anwendungsbeschreibung vorgegeben durchgeführt.</text:p>
      <text:list xml:id="list155322269751457" text:continue-list="list155321037435614" text:style-name="L2">
        <text:list-item>
          <text:p text:style-name="P92">Test für Oberfläche und Anzeige:</text:p>
        </text:list-item>
      </text:list>
      <text:list xml:id="list82012269004176764" text:style-name="L6">
        <text:list-item>
          <text:p text:style-name="P43">Der klick auf Location hinzufügen öffnet die benötigte Action.<text:bookmark-start text:name="__DdeLink__366_9597597381"/></text:p>
        </text:list-item>
        <text:list-item>
          <text:p text:style-name="P43">Alle Eingabemöglichkeiten sind sichtbar und erreichbar.<text:bookmark-end text:name="__DdeLink__366_9597597381"/></text:p>
        </text:list-item>
        <text:list-item>
          <text:p text:style-name="P53">Abbrechen, schließt die Action ohne eine Location zu erstellen</text:p>
        </text:list-item>
        <text:list-item>
          <text:p text:style-name="P53"><text:span text:style-name="T17">OK, schließt die Action und die neue Location wurde erstellt<text:line-break/></text:span><text:span text:style-name="T16">(die nachfolgenden Testpunkte werden durch die OK Action überprüft)</text:span></text:p>
        </text:list-item>
      </text:list>
      <text:list xml:id="list155321269228667" text:continue-list="list155322269751457" text:style-name="L2">
        <text:list-item>
          <text:p text:style-name="P92"><text:bookmark-start text:name="__DdeLink__60_95975973811"/><text:span text:style-name="T32">Test für die </text:span><text:bookmark-end text:name="__DdeLink__60_95975973811"/><text:bookmark-start text:name="__DdeLink__37_95975973821"/>Eingabe<text:bookmark-end text:name="__DdeLink__37_95975973821"/> notwendiger Daten<text:line-break/><text:span text:style-name="T32">(</text:span>Name, Kategorie, <text:span text:style-name="T32">entweder </text:span>GPS-Koordinaten <text:span text:style-name="T32">oder</text:span> Adresse):<text:bookmark-start text:name="__DdeLink__114_9597597381"/></text:p>
        </text:list-item>
      </text:list>
      <text:list xml:id="list574485904229296035" text:style-name="L7">
        <text:list-item>
          <text:p text:style-name="P49">Name ist eindeutig</text:p>
        </text:list-item>
        <text:list-item>
          <text:p text:style-name="P49">Die Felder dürfen nicht leer sein<text:bookmark-end text:name="__DdeLink__114_9597597381"/></text:p>
        </text:list-item>
        <text:list-item>
          <text:p text:style-name="P49"><text:bookmark-start text:name="__DdeLink__65_95975973811"/>Die Felder enthalten gültige Daten<text:bookmark-end text:name="__DdeLink__65_95975973811"/></text:p>
        </text:list-item>
      </text:list>
      <text:list xml:id="list155320933509998" text:continue-list="list155321269228667" text:style-name="L2">
        <text:list-item>
          <text:p text:style-name="P92"><text:span text:style-name="T32">Test für die </text:span>Eingabe <text:span text:style-name="T32">w</text:span>eiter<text:bookmark-start text:name="__DdeLink__39_95975973821"/>e<text:span text:style-name="T32">r</text:span> Daten<text:bookmark-end text:name="__DdeLink__39_95975973821"/><text:span text:style-name="T17"><text:line-break/></text:span><text:span text:style-name="T18">(</text:span><text:bookmark-start text:name="__DdeLink__63_95975973811"/><text:bookmark-start text:name="__DdeLink__56_95975973811"/><text:bookmark text:name="__DdeLink__41_95975973821"/><text:span text:style-name="T18">A</text:span><text:bookmark-end text:name="__DdeLink__56_95975973811"/><text:span text:style-name="T18">dresse</text:span><text:bookmark-end text:name="__DdeLink__63_95975973811"/><text:span text:style-name="T18">, </text:span><text:bookmark-start text:name="__DdeLink__53_95975973821"/><text:span text:style-name="T18">Bemerkung</text:span><text:bookmark-end text:name="__DdeLink__53_95975973821"/><text:span text:style-name="T18">/Kommentar,MedienURL,Bewertung,Kontakte</text:span><text:span text:style-name="T19">)</text:span><text:bookmark-start text:name="__DdeLink__194_9597597382"/></text:p>
        </text:list-item>
      </text:list>
      <text:list xml:id="list531418150037540191" text:style-name="L8">
        <text:list-item>
          <text:p text:style-name="P57"><text:bookmark-start text:name="__DdeLink__248_9597597381"/>Adresse <text:bookmark-start text:name="__DdeLink__245_9597597382"/>(ergänzend zu GPS-Koordinaten)<text:bookmark-end text:name="__DdeLink__248_9597597381"/><text:bookmark-end text:name="__DdeLink__245_9597597382"/></text:p>
        </text:list-item>
        <text:list-item>
          <text:p text:style-name="P56"><text:bookmark-start text:name="__DdeLink__124_9597597381"/>Die Felder enthalten gültige Date<text:bookmark-start text:name="__DdeLink__121_9597597381"/>n<text:bookmark-end text:name="__DdeLink__124_9597597381"/><text:bookmark-end text:name="__DdeLink__121_9597597381"/><text:bookmark-start text:name="__DdeLink__234_9597597381"/><text:bookmark-start text:name="__DdeLink__188_9597597381"/><text:bookmark-start text:name="__DdeLink__190_9597597381"/><text:bookmark-end text:name="__DdeLink__194_9597597382"/></text:p>
        </text:list-item>
      </text:list>
      <text:list xml:id="list155321703795830" text:continue-list="list155320933509998" text:style-name="L2">
        <text:list-item>
          <text:p text:style-name="P92">Automatisch hinzugefügte Daten <text:span text:style-name="T33">(</text:span>Besitzer<text:span text:style-name="T33">)</text:span><text:bookmark-end text:name="__DdeLink__190_9597597381"/></text:p>
        </text:list-item>
      </text:list>
      <text:list xml:id="list8516649909417432288" text:style-name="L9">
        <text:list-item>
          <text:p text:style-name="P59"><text:span text:style-name="T20">Das Feld </text:span><text:span text:style-name="T18">stimmt mit </text:span><text:span text:style-name="T20">der </text:span><text:span text:style-name="T18">UUID des Benutzers überein</text:span><text:bookmark-end text:name="__DdeLink__188_9597597381"/><text:bookmark-end text:name="__DdeLink__215_9597597381"/><text:bookmark-end text:name="__DdeLink__142_9597597381"/></text:p>
        </text:list-item>
      </text:list>
      <text:p text:style-name="P6"><text:bookmark-end text:name="__DdeLink__234_9597597381"/></text:p>
      <text:p text:style-name="P6"/>
      <text:h text:style-name="P105" text:outline-level="1" text:is-list-header="true"><text:bookmark-start text:name="__DdeLink__268_9597597382"/><text:bookmark-start text:name="__DdeLink__305_9597597381"/>Test: 5.1.<text:span text:style-name="T41">6 </text:span><text:span text:style-name="T9">Location</text:span><text:span text:style-name="T34"> </text:span><text:bookmark-start text:name="__DdeLink__243_9597597383"/><text:bookmark-start text:name="__DdeLink__185_9597597383"/><text:span text:style-name="T34">bearbeiten</text:span><text:bookmark-end text:name="__DdeLink__243_9597597383"/><text:bookmark-end text:name="__DdeLink__185_9597597383"/><text:span text:style-name="T34"> (Karte)</text:span></text:h>
      <text:p text:style-name="P18">Der Testfall wird wie in der Anwendungsbeschreibung vorgegeben durchgeführt.</text:p>
      <text:list xml:id="list155322235858581" text:continue-list="list155321703795830" text:style-name="L2">
        <text:list-item text:start-value="1">
          <text:p text:style-name="P92">Test für Oberfläche und Anzeige:</text:p>
        </text:list-item>
      </text:list>
      <text:list xml:id="list6528853282336633342" text:style-name="L10">
        <text:list-item>
          <text:p text:style-name="P60"><text:span text:style-name="T17">Der klick auf </text:span><text:span text:style-name="T22">eine </text:span><text:span text:style-name="T17">Location öffnet die benötigte Action.</text:span></text:p>
        </text:list-item>
        <text:list-item>
          <text:p text:style-name="P44">Alle Eingabemöglichkeiten sind sichtbar und erreichbar.</text:p>
        </text:list-item>
        <text:list-item>
          <text:p text:style-name="P54">Abbrechen, schließt die Action ohne die Location zu bearbeiten</text:p>
        </text:list-item>
        <text:list-item>
          <text:p text:style-name="P54"><text:span text:style-name="T17">OK, schließt die Action und die Location wurde </text:span><text:span text:style-name="T21">bearbeitet</text:span><text:span text:style-name="T17"><text:line-break/></text:span><text:span text:style-name="T16">(die nachfolgenden Testpunkte werden durch die OK Action überprüft)</text:span></text:p>
        </text:list-item>
      </text:list>
      <text:list xml:id="list155322207167373" text:continue-list="list155322235858581" text:style-name="L2">
        <text:list-item>
          <text:p text:style-name="P92"><text:bookmark-start text:name="__DdeLink__60_959759738121"/><text:span text:style-name="T32">Test für die </text:span><text:bookmark-end text:name="__DdeLink__60_959759738121"/><text:bookmark-start text:name="__DdeLink__37_959759738221"/>Eingabe<text:bookmark-end text:name="__DdeLink__37_959759738221"/> notwendiger Daten<text:line-break/><text:span text:style-name="T32">(</text:span>Name, Kategorie, <text:span text:style-name="T32">entweder </text:span>GPS-Koordinaten <text:span text:style-name="T32">oder</text:span> Adresse):<text:bookmark-start text:name="__DdeLink__114_95975973821"/></text:p>
        </text:list-item>
      </text:list>
      <text:list xml:id="list7862973494188344659" text:style-name="L11">
        <text:list-item>
          <text:p text:style-name="P50">Name ist eindeutig</text:p>
        </text:list-item>
        <text:list-item>
          <text:p text:style-name="P50">Die Felder dürfen nicht leer sein<text:bookmark-end text:name="__DdeLink__114_95975973821"/></text:p>
        </text:list-item>
        <text:list-item>
          <text:p text:style-name="P50"><text:bookmark-start text:name="__DdeLink__65_959759738121"/>Die Felder enthalten gültige Daten<text:bookmark-end text:name="__DdeLink__65_959759738121"/></text:p>
        </text:list-item>
      </text:list>
      <text:list xml:id="list155320715228101" text:continue-list="list155322207167373" text:style-name="L2">
        <text:list-item>
          <text:p text:style-name="P92"><text:span text:style-name="T32">Test für die </text:span>Eingabe <text:span text:style-name="T32">w</text:span>eiter<text:bookmark-start text:name="__DdeLink__39_959759738221"/>e<text:span text:style-name="T32">r</text:span> Daten<text:bookmark-end text:name="__DdeLink__39_959759738221"/><text:span text:style-name="T17"><text:line-break/></text:span><text:span text:style-name="T18">(</text:span><text:bookmark-start text:name="__DdeLink__63_959759738121"/><text:bookmark-start text:name="__DdeLink__56_959759738121"/><text:bookmark text:name="__DdeLink__41_959759738221"/><text:span text:style-name="T18">A</text:span><text:bookmark-end text:name="__DdeLink__56_959759738121"/><text:span text:style-name="T18">dresse</text:span><text:bookmark-end text:name="__DdeLink__63_959759738121"/><text:span text:style-name="T18">, </text:span><text:bookmark-start text:name="__DdeLink__53_959759738221"/><text:span text:style-name="T18">Bemerkung</text:span><text:bookmark-end text:name="__DdeLink__53_959759738221"/><text:span text:style-name="T18">/Kommentar,MedienURL,Bewertung,Kontakte</text:span><text:span text:style-name="T19">)</text:span></text:p>
        </text:list-item>
      </text:list>
      <text:list xml:id="list3171826751033356096" text:style-name="L12">
        <text:list-item>
          <text:p text:style-name="P61"><text:span text:style-name="T6">Adresse </text:span><text:bookmark-start text:name="__DdeLink__245_95975973811"/><text:span text:style-name="T6">(ergänzend zu GPS-Koordinaten)</text:span><text:bookmark-end text:name="__DdeLink__245_95975973811"/></text:p>
        </text:list-item>
        <text:list-item>
          <text:p text:style-name="P58">Eine passende Adresse zu Koordinaten und umgekehrt kann berechnet werden.</text:p>
        </text:list-item>
        <text:list-item>
          <text:p text:style-name="P61"><text:bookmark-start text:name="__DdeLink__124_95975973831"/>Die Felder enthalten gültige Date<text:bookmark-start text:name="__DdeLink__121_95975973841"/>n<text:bookmark-end text:name="__DdeLink__124_95975973831"/><text:bookmark-end text:name="__DdeLink__121_95975973841"/></text:p>
        </text:list-item>
      </text:list>
      <text:list xml:id="list155321109250562" text:continue-list="list155320715228101" text:style-name="L2">
        <text:list-item>
          <text:p text:style-name="P92">Automatisch hinzugefügte Daten <text:span text:style-name="T33">(</text:span>Besitzer<text:span text:style-name="T33">)</text:span><text:bookmark-start text:name="__DdeLink__188_95975973821"/><text:bookmark text:name="__DdeLink__194_95975973811"/><text:bookmark text:name="__DdeLink__190_95975973821"/></text:p>
        </text:list-item>
      </text:list>
      <text:list xml:id="list2124273744764782996" text:style-name="L13">
        <text:list-item>
          <text:p text:style-name="P62"><text:bookmark-end text:name="__DdeLink__188_95975973821"/><text:span text:style-name="T18">K</text:span><text:span text:style-name="T16">eine Änderung</text:span><text:bookmark-end text:name="__DdeLink__268_9597597382"/></text:p>
        </text:list-item>
      </text:list>
      <text:p text:style-name="P6"/>
      <text:p text:style-name="P6"><text:bookmark-end text:name="__DdeLink__305_9597597381"/></text:p>
      <text:h text:style-name="P101" text:outline-level="1" text:is-list-header="true"><text:span text:style-name="T29">Test: 5.1.</text:span><text:span text:style-name="T31">7</text:span><text:span text:style-name="T30"> </text:span><text:span text:style-name="T10">Location-</text:span><text:span text:style-name="T11">Details anzeigen</text:span><text:span text:style-name="T30"> (Liste)</text:span></text:h>
      <text:p text:style-name="P18">Der Testfall wird wie in der Anwendungsbeschreibung vorgegeben durchgeführt.</text:p>
      <text:list xml:id="list155320746350968" text:continue-list="list155321109250562" text:style-name="L2">
        <text:list-item text:start-value="1">
          <text:p text:style-name="P92">Test für Oberfläche und Anzeige:</text:p>
        </text:list-item>
      </text:list>
      <text:list xml:id="list8169404330979144128" text:style-name="L14">
        <text:list-item>
          <text:p text:style-name="P63"><text:span text:style-name="T17">Der klick auf </text:span><text:span text:style-name="T22">eine </text:span><text:span text:style-name="T17">Location </text:span><text:span text:style-name="T21">bearbeiten</text:span><text:span text:style-name="T17"> öffnet die benötigte Action.</text:span></text:p>
        </text:list-item>
        <text:list-item>
          <text:p text:style-name="P45">Alle Eingabemöglichkeiten sind sichtbar und erreichbar.</text:p>
        </text:list-item>
        <text:list-item>
          <text:p text:style-name="P55">Abbrechen, schließt die Action ohne die Location zu bearbeiten</text:p>
        </text:list-item>
        <text:list-item>
          <text:p text:style-name="P63"><text:span text:style-name="T17">OK, schließt die Action und die Location wurde </text:span><text:span text:style-name="T22">gelöscht</text:span></text:p>
        </text:list-item>
      </text:list>
      <text:p text:style-name="P6"/>
      <text:p text:style-name="P6"/>
      <text:h text:style-name="P105" text:outline-level="1" text:is-list-header="true">Test:<text:bookmark-start text:name="__DdeLink__268_95975973812"/><text:bookmark-start text:name="__DdeLink__328_9597597381"/> 5.1.<text:span text:style-name="T41">8 Zwei </text:span><text:span text:style-name="T9">Location</text:span><text:bookmark-start text:name="__DdeLink__185_95975973822"/><text:bookmark-start text:name="__DdeLink__243_95975973822"/><text:span text:style-name="T12">s</text:span><text:bookmark-end text:name="__DdeLink__185_95975973822"/><text:bookmark-end text:name="__DdeLink__243_95975973822"/><text:span text:style-name="T12"> </text:span><text:span text:style-name="T13">zusammenführen</text:span></text:h>
      <text:p text:style-name="P18">Der Testfall wird wie in der Anwendungsbeschreibung vorgegeben durchgeführt.</text:p>
      <text:list xml:id="list155322184939184" text:continue-list="list155320746350968" text:style-name="L2">
        <text:list-item text:start-value="1">
          <text:p text:style-name="P92">Test für Oberfläche und Anzeige:</text:p>
        </text:list-item>
      </text:list>
      <text:list xml:id="list8438551038537554481" text:style-name="L15">
        <text:list-item>
          <text:p text:style-name="P64"><text:span text:style-name="T17">D</text:span><text:span text:style-name="T16">ie Liste der Locations ist der Startbildschirm</text:span></text:p>
        </text:list-item>
        <text:list-item>
          <text:p text:style-name="P64">Alle Eingabemöglichkeiten sind sichtbar und erreichbar.<text:bookmark-start text:name="__DdeLink__333_9597597381"/></text:p>
        </text:list-item>
        <text:list-item>
          <text:p text:style-name="P64">Das Menü oben ist bedienbar und öffnet die jeweilige Action<text:bookmark-end text:name="__DdeLink__333_9597597381"/></text:p>
        </text:list-item>
        <text:list-item>
          <text:p text:style-name="P64">Der Button unten öffnet die Action zum erstellen einer neuen Location</text:p>
        </text:list-item>
        <text:list-item>
          <text:p text:style-name="P64">Anklicken einer <text:span text:style-name="T35">Location</text:span> öffnet <text:span text:style-name="T35">eine Action mit den</text:span> Details<text:bookmark-end text:name="__DdeLink__268_95975973812"/></text:p>
        </text:list-item>
      </text:list>
      <text:p text:style-name="P6"/>
      <text:p text:style-name="P6"><text:bookmark-start text:name="__DdeLink__338_9597597381"/></text:p>
      <text:h text:style-name="P98" text:outline-level="1" text:is-list-header="true"><text:bookmark-start text:name="__DdeLink__268_959759738112"/>Test: 5.1.<text:span text:style-name="T35">7 </text:span><text:span text:style-name="T9">Location</text:span><text:bookmark-start text:name="__DdeLink__243_959759738211"/><text:bookmark-start text:name="__DdeLink__185_959759738211"/><text:span text:style-name="T12">-</text:span><text:bookmark-end text:name="__DdeLink__243_959759738211"/><text:bookmark-end text:name="__DdeLink__185_959759738211"/><text:span text:style-name="T12">Details anzeigen</text:span></text:h>
      <text:p text:style-name="P18">Der Testfall wird wie in der Anwendungsbeschreibung vorgegeben durchgeführt.</text:p>
      <text:list xml:id="list155321760706717" text:continue-list="list155322184939184" text:style-name="L2">
        <text:list-item text:start-value="1">
          <text:p text:style-name="P92">Test für Oberfläche und Anzeige:</text:p>
        </text:list-item>
      </text:list>
      <text:list xml:id="list4065612104588618574" text:style-name="L16">
        <text:list-item>
          <text:p text:style-name="P65"><text:span text:style-name="T17">D</text:span><text:span text:style-name="T16">ie Liste der Locations ist der Startbildschirm</text:span></text:p>
        </text:list-item>
        <text:list-item>
          <text:p text:style-name="P65">Anklicken einer Action öffnet deren Details<text:bookmark-end text:name="__DdeLink__268_959759738112"/></text:p>
        </text:list-item>
        <text:list-item>
          <text:p text:style-name="P65">Das Menü <text:span text:style-name="T35">beinhaltet löschen der angezeigten Location</text:span></text:p>
        </text:list-item>
        <text:list-item>
          <text:p text:style-name="P66">Ein weiterer Tab ermöglicht das Bearbeiten der angezeigten Location<text:bookmark-end text:name="__DdeLink__338_9597597381"/></text:p>
        </text:list-item>
      </text:list>
      <text:p text:style-name="P6"/>
      <text:p text:style-name="P27"/>
      <text:h text:style-name="P105" text:outline-level="1"><text:bookmark-start text:name="__DdeLink__268_9597597381111"/>Test: 5.1.<text:span text:style-name="T42">10 </text:span><text:bookmark-start text:name="__DdeLink__349_95975973811"/><text:span text:style-name="T12">Locations suchen/filtern </text:span><text:bookmark-end text:name="__DdeLink__349_95975973811"/><text:span text:style-name="T12">(</text:span><text:span text:style-name="T14">Karte</text:span><text:span text:style-name="T12">) </text:span></text:h>
      <text:p text:style-name="P18">Der Testfall wird wie in der Anwendungsbeschreibung vorgegeben durchgeführt.</text:p>
      <text:list xml:id="list155321586202462" text:continue-list="list155321760706717" text:style-name="L2">
        <text:list-item text:start-value="1">
          <text:p text:style-name="P92"><text:bookmark-start text:name="__DdeLink__368_9597597381"/>Test für Oberfläche und Anzeige:</text:p>
        </text:list-item>
      </text:list>
      <text:list xml:id="list8029866170492162567" text:style-name="L17">
        <text:list-item>
          <text:p text:style-name="P67"><text:span text:style-name="T23">Im Startbildschirm, der</text:span><text:span text:style-name="T16"> Liste der Locations, </text:span><text:span text:style-name="T23">im Menü den Eintrag wählen</text:span></text:p>
        </text:list-item>
        <text:list-item>
          <text:p text:style-name="P46">Alle Eingabemöglichkeiten sind sichtbar und erreichbar.<text:bookmark-end text:name="__DdeLink__368_9597597381"/><text:bookmark-end text:name="__DdeLink__268_9597597381111"/></text:p>
        </text:list-item>
      </text:list>
      <text:p text:style-name="P5"/>
      <text:p text:style-name="P6"><text:bookmark-start text:name="__DdeLink__358_9597597381"/></text:p>
      <text:h text:style-name="P98" text:outline-level="1"><text:bookmark-start text:name="__DdeLink__268_9597597381133"/>Test: 5.<text:span text:style-name="T42">2.1</text:span><text:span text:style-name="T12"> </text:span><text:span text:style-name="T14">Kategorien</text:span><text:span text:style-name="T12"> </text:span><text:span text:style-name="T14">anlegen</text:span></text:h>
      <text:p text:style-name="P18">Der Testfall wird wie in der Anwendungsbeschreibung vorgegeben durchgeführt.</text:p>
      <text:list xml:id="list155320980661565" text:continue-list="list155321586202462" text:style-name="L2">
        <text:list-item text:start-value="1">
          <text:p text:style-name="P92">Test für Oberfläche und Anzeige:</text:p>
        </text:list-item>
      </text:list>
      <text:list xml:id="list4395983322868422354" text:style-name="L18">
        <text:list-item>
          <text:list>
            <text:list-item>
              <text:p text:style-name="P68"><text:span text:style-name="T23">Im Startbildschirm, der</text:span><text:span text:style-name="T16"> Liste der Locations, </text:span><text:span text:style-name="T23">im Menü den Eintrag wählen</text:span></text:p>
            </text:list-item>
          </text:list>
          <text:list>
            <text:list-item>
              <text:p text:style-name="P47"><text:bookmark-end text:name="__DdeLink__268_9597597381133"/>Alle Eingabemöglichkeiten sind sichtbar und erreichbar.</text:p>
            </text:list-item>
          </text:list>
        </text:list-item>
      </text:list>
      <text:p text:style-name="P5"><text:bookmark-end text:name="__DdeLink__358_9597597381"/></text:p>
      <text:p text:style-name="P5"/>
      <text:h text:style-name="P106" text:outline-level="1"><text:bookmark-start text:name="__DdeLink__268_95975973811311"/>Test: 5.<text:span text:style-name="T42">2.2</text:span><text:span text:style-name="T12"> </text:span><text:span text:style-name="T14">Kategorien</text:span><text:span text:style-name="T12"> </text:span><text:span text:style-name="T14">bearbeiten</text:span><text:span text:style-name="T12"> </text:span></text:h>
      <text:p text:style-name="P18">Der Testfall wird wie in der Anwendungsbeschreibung vorgegeben durchgeführt.</text:p>
      <text:list xml:id="list155322216411547" text:continue-list="list155320980661565" text:style-name="L2">
        <text:list-item text:start-value="1">
          <text:p text:style-name="P92"><text:bookmark-start text:name="__DdeLink__371_9597597381"/>Test für Oberfläche und Anzeige:</text:p>
        </text:list-item>
      </text:list>
      <text:list xml:id="list581882364993448297" text:style-name="L19">
        <text:list-item>
          <text:list>
            <text:list-item>
              <text:p text:style-name="P69"><text:span text:style-name="T23">Im Startbildschirm, der</text:span><text:span text:style-name="T16"> Liste der Locations, </text:span><text:span text:style-name="T23">im Menü den Eintrag wählen</text:span></text:p>
            </text:list-item>
          </text:list>
          <text:list>
            <text:list-item>
              <text:p text:style-name="P48"><text:bookmark-end text:name="__DdeLink__268_95975973811311"/>Alle Eingabemöglichkeiten sind sichtbar und erreichbar.</text:p>
            </text:list-item>
          </text:list>
        </text:list-item>
      </text:list>
      <text:p text:style-name="P6"><text:bookmark-end text:name="__DdeLink__371_9597597381"/></text:p>
      <text:p text:style-name="P6"/>
      <text:h text:style-name="P99" text:outline-level="1"><text:bookmark-start text:name="__DdeLink__268_95975973811321"/>Test: <text:span text:style-name="T12"><text:s/>5.</text:span><text:span text:style-name="T14">2.3</text:span><text:span text:style-name="T12"> </text:span><text:span text:style-name="T14">Kategorie</text:span><text:span text:style-name="T12"> </text:span><text:span text:style-name="T14">löschen</text:span></text:h>
      <text:p text:style-name="P18">Der Testfall wird wie in der Anwendungsbeschreibung vorgegeben durchgeführt.</text:p>
      <text:list xml:id="list155321326894592" text:continue-list="list155322216411547" text:style-name="L2">
        <text:list-item text:start-value="1">
          <text:p text:style-name="P92">Test für Oberfläche und Anzeige:</text:p>
        </text:list-item>
      </text:list>
      <text:list xml:id="list3863357384055077231" text:style-name="L20">
        <text:list-item>
          <text:list>
            <text:list-item>
              <text:p text:style-name="P70"><text:span text:style-name="T23">Im Startbildschirm, der</text:span><text:span text:style-name="T16"> Liste der Locations, </text:span><text:span text:style-name="T23">im Menü den Eintrag wählen</text:span></text:p>
            </text:list-item>
          </text:list>
          <text:list>
            <text:list-item>
              <text:p text:style-name="P70">Alle Eingabemöglichkeiten sind sichtbar und erreichbar.</text:p>
            </text:list-item>
          </text:list>
        </text:list-item>
      </text:list>
      <text:p text:style-name="P6"><text:bookmark-end text:name="__DdeLink__268_95975973811321"/><text:bookmark-end text:name="__DdeLink__328_9597597381"/></text:p>
      <text:p text:style-name="P7"/>
      <text:h text:style-name="P99" text:outline-level="1">Test: <text:span text:style-name="T12"><text:s/>5.</text:span><text:span text:style-name="T14">2.4</text:span><text:span text:style-name="T12"> </text:span><text:span text:style-name="T14">Zwei Kategorien</text:span><text:span text:style-name="T12"> </text:span><text:span text:style-name="T14">zusammenführen</text:span></text:h>
      <text:p text:style-name="P19">Der Testfall wird wie in der Anwendungsbeschreibung vorgegeben durchgeführt.</text:p>
      <text:list xml:id="list155322500307622" text:continue-list="list155321326894592" text:style-name="L2">
        <text:list-item text:start-value="1">
          <text:p text:style-name="P93">Test für Oberfläche und Anzeige:</text:p>
        </text:list-item>
      </text:list>
      <text:list xml:id="list255886990147443006" text:style-name="L21">
        <text:list-item>
          <text:list>
            <text:list-item>
              <text:p text:style-name="P71"><text:span text:style-name="T23">Im Startbildschirm, der</text:span><text:span text:style-name="T16"> Liste der Locations, </text:span><text:span text:style-name="T23">im Menü den Eintrag wählen</text:span></text:p>
            </text:list-item>
          </text:list>
          <text:list>
            <text:list-item>
              <text:p text:style-name="P71">Alle Eingabemöglichkeiten sind sichtbar und erreichbar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.903cm" table:align="left"/>
    </style:style>
    <style:style style:name="Tabelle1.A" style:family="table-column">
      <style:table-column-properties style:column-width="8.999cm"/>
    </style:style>
    <style:style style:name="Tabelle1.B" style:family="table-column">
      <style:table-column-properties style:column-width="8.904cm"/>
    </style:style>
    <style:style style:name="Tabelle1.1" style:family="table-row">
      <style:table-row-properties style:min-row-height="0.206cm"/>
    </style:style>
    <style:style style:name="Tabelle1.A1" style:family="table-cell">
      <style:table-cell-properties fo:padding="0.097cm" fo:border="none"/>
    </style:style>
    <style:style style:name="Tabelle1.3" style:family="table-row">
      <style:table-row-properties style:min-row-height="0.09cm"/>
    </style:style>
    <style:style style:name="MP1" style:family="paragraph" style:parent-style-name="Table_20_Contents">
      <style:paragraph-properties>
        <style:tab-stops>
          <style:tab-stop style:position="1.794cm"/>
        </style:tab-stops>
      </style:paragraph-properties>
      <style:text-properties officeooo:paragraph-rsid="001fc3d6"/>
    </style:style>
    <style:style style:name="MP2" style:family="paragraph" style:parent-style-name="Table_20_Contents">
      <style:paragraph-properties fo:text-align="start" style:justify-single-word="false">
        <style:tab-stops/>
      </style:paragraph-properties>
      <style:text-properties fo:font-size="10pt" officeooo:rsid="0012c30f" officeooo:paragraph-rsid="001fc3d6" style:font-size-asian="10pt" style:font-size-complex="10pt"/>
    </style:style>
    <style:style style:name="MP3" style:family="paragraph" style:parent-style-name="Standard">
      <style:text-properties fo:font-size="6pt" officeooo:paragraph-rsid="001fc3d6" style:font-size-asian="5.25pt" style:font-size-complex="6pt"/>
    </style:style>
    <style:style style:name="MT1" style:family="text">
      <style:text-properties style:font-name="Liberation Serif" fo:font-size="10pt" style:text-underline-style="none" officeooo:rsid="0012c30f" style:font-size-asian="10pt" style:font-size-complex="10pt"/>
    </style:style>
    <style:style style:name="MT2" style:family="text">
      <style:text-properties fo:font-variant="normal" fo:text-transform="none" fo:color="#3572b0" style:font-name="Liberation Serif" fo:font-size="10pt" fo:letter-spacing="normal" fo:font-style="normal" style:text-underline-style="none" fo:font-weight="normal" style:font-size-asian="10pt" style:font-size-complex="10pt"/>
    </style:style>
    <style:style style:name="MT3" style:family="text">
      <style:text-properties officeooo:rsid="00149bda"/>
    </style:style>
    <style:style style:name="MT4" style:family="text">
      <style:text-properties fo:font-variant="normal" fo:text-transform="none" fo:color="#3572b0" style:text-line-through-style="none" style:text-line-through-type="none" style:font-name="Liberation Serif" fo:font-size="10pt" fo:letter-spacing="normal" fo:font-style="normal" style:text-underline-style="none" fo:font-weight="normal" style:text-blinking="false" style:font-size-asian="10pt" style:font-size-complex="10pt"/>
    </style:style>
    <style:style style:name="MT5" style:family="text">
      <style:text-properties officeooo:rsid="001c8c9d"/>
    </style:style>
    <style:style style:name="MT6" style:family="text">
      <style:text-properties fo:font-variant="normal" fo:text-transform="none" fo:color="#3572b0" style:font-name="Liberation Serif" fo:font-size="10pt" fo:letter-spacing="normal" fo:font-style="normal" style:text-underline-style="none" fo:font-weight="normal" officeooo:rsid="0012c30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<text:span text:style-name="MT1">Projekt:<text:tab/></text:span><text:a xlink:type="simple" xlink:href="https://bitbucket.org/NicuSimonTill/place-planner" text:style-name="Internet_20_link" text:visited-style-name="Visited_20_Internet_20_Link"><text:span text:style-name="MT2">place-planner</text:span></text:a></text:p>
            </table:table-cell>
            <table:table-cell table:style-name="Tabelle1.A1" office:value-type="string">
              <text:p text:style-name="MP2">Dokument:<text:tab/><text:span text:style-name="MT3">Testfallbeschreibung</text:span></text:p>
            </table:table-cell>
          </table:table-row>
          <table:table-row>
            <table:table-cell table:style-name="Tabelle1.A1" office:value-type="string">
              <text:p text:style-name="MP1"><text:span text:style-name="MT1">Team:</text:span><text:bookmark-start text:name="__DdeLink__7_959759738"/><text:span text:style-name="MT1"><text:tab/></text:span><text:bookmark-end text:name="__DdeLink__7_959759738"/><text:a xlink:type="simple" xlink:href="https://bitbucket.org/NicuSimonTill/" text:style-name="Internet_20_link" text:visited-style-name="Visited_20_Internet_20_Link"><text:span text:style-name="MT4">NicuSimonTill</text:span></text:a></text:p>
            </table:table-cell>
            <table:table-cell table:style-name="Tabelle1.A1" office:value-type="string">
              <text:p text:style-name="MP2">Version:<text:bookmark-start text:name="__DdeLink__11_959759738"/><text:tab/><text:bookmark-end text:name="__DdeLink__11_959759738"/><text:tab/><text:span text:style-name="MT5">01</text:span></text:p>
            </table:table-cell>
          </table:table-row>
          <table:table-row table:style-name="Tabelle1.3">
            <table:table-cell table:style-name="Tabelle1.A1" office:value-type="string">
              <text:p text:style-name="MP1"><text:span text:style-name="MT1">Autor:<text:tab/></text:span><text:a xlink:type="simple" xlink:href="https://bitbucket.org/Eld0r/" text:style-name="Internet_20_link" text:visited-style-name="Visited_20_Internet_20_Link"><text:span text:style-name="MT6">Till Dieckenbrock</text:span></text:a></text:p>
            </table:table-cell>
            <table:table-cell table:style-name="Tabelle1.A1" office:value-type="string">
              <text:p text:style-name="MP2">Datum:<text:bookmark-start text:name="__DdeLink__13_959759738"/><text:tab/><text:bookmark-end text:name="__DdeLink__13_959759738"/><text:tab/>19.05.2016</text:p>
            </table:table-cell>
          </table:table-row>
        </table:table>
        <text:p text:style-name="MP3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1:52:04.382000000</meta:creation-date>
    <dc:date>2016-07-14T15:52:19.621000000</dc:date>
    <meta:editing-duration>PT7H34M45S</meta:editing-duration>
    <meta:editing-cycles>23</meta:editing-cycles>
    <meta:generator>LibreOffice/5.1.2.2$Windows_x86 LibreOffice_project/d3bf12ecb743fc0d20e0be0c58ca359301eb705f</meta:generator>
    <meta:document-statistic meta:table-count="1" meta:image-count="0" meta:object-count="0" meta:page-count="9" meta:paragraph-count="169" meta:word-count="1325" meta:character-count="9698" meta:non-whitespace-character-count="8609"/>
  </office:meta>
</office:document-meta>
</file>